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ize="10.5pt" fo:font-style="normal" fo:font-weight="normal"/>
    </style:style>
    <style:style style:name="P2" style:family="paragraph" style:parent-style-name="Text_20_body">
      <style:paragraph-properties fo:margin-left="0cm" fo:margin-right="0cm" fo:line-height="150%" fo:text-align="justify" style:justify-single-word="false" fo:text-indent="1.249cm" style:auto-text-indent="false"/>
      <style:text-properties fo:font-variant="normal" fo:text-transform="none" fo:font-size="10.5pt" fo:font-style="normal" fo:font-weight="normal"/>
    </style:style>
    <style:style style:name="P3" style:family="paragraph" style:parent-style-name="Text_20_body">
      <style:paragraph-properties fo:margin-left="2.117cm" fo:margin-right="0cm" fo:margin-top="0.176cm" fo:margin-bottom="0.176cm" loext:contextual-spacing="false" fo:text-align="justify" style:justify-single-word="false" fo:text-indent="0cm" style:auto-text-indent="false"/>
      <style:text-properties fo:font-size="10.5pt"/>
    </style:style>
    <style:style style:name="P4" style:family="paragraph" style:parent-style-name="Text_20_body">
      <style:paragraph-properties fo:margin-left="2.75cm" fo:margin-right="0cm" fo:text-align="justify" style:justify-single-word="false" fo:text-indent="0cm" style:auto-text-indent="false"/>
      <style:text-properties fo:font-size="10.5pt"/>
    </style:style>
    <style:style style:name="T1" style:family="text">
      <style:text-properties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tos etc.</text:p>
      <text:p text:style-name="P1">Trata-se de execução de pena de XX anos de reclusão em regime fechado por prática de crime previsto no art. *** do Código Penal, em que o apenado requereu a modificação do regime inicial de cumprimento da pena, levando em conta o <text:span text:style-name="T1">quantum</text:span> da pena fixado na sentença condenatória para adequar a sua situação processual a consubstanciada no art. 33, § 2º, "b", do Código Penal.</text:p>
      <text:p text:style-name="P1">Interveio o Ministério Público, opinando contrariamente.</text:p>
      <text:p text:style-name="P1">Relatados.</text:p>
      <text:p text:style-name="P1">Verifico  dos autos que, embora a pena privativa de liberdade não exceda a oito anos de reclusão, mostra-se justificada a fixação do modo inicialmente fechado, nos termos do art. 33, § 2º, alínea "a", e § 3º, do Código Penal, haja vista a desfavorabilidade de circunstâncias judiciais que impedem seja estabelecido regime menos gravoso para cumprimento da reprimenda.</text:p>
      <text:p text:style-name="P1">Neste sentido é o entendimento do STJ:</text:p>
      <text:p text:style-name="P3">AGRAVO REGIMENTAL EM HABEAS CORPUS. (...). REGIME PRISIONAL MAIS GRAVOSO. CIRCUNSTÂNCIAS JUDICIAIS NEGATIVAS. POSSIBILIDADE. PRECEDENTES. CONSTRANGIMENTO ILEGAL NÃO EVIDENCIADO. (...) 3. A presença de circunstância judicial desfavorável e o quantum da pena superior a 4 anos justificam a fixação do regime inicial fechado, nos termos do art. 33 c/c o art. 59, ambos do Código Penal (AgRg no HC n. 525.512/SP, Ministro Joel Ilan Paciornik, Quinta Turma, DJe 17/9/2019). 4. Agravo regimental improvido. (AgRg no HC 556.858/SP, Rel. Ministro SEBASTIÃO REIS JÚNIOR, SEXTA TURMA, julgado em 26/05/2020, DJe 04/06/2020).</text:p>
      <text:p text:style-name="P3">AGRAVO REGIMENTAL EM HABEAS CORPUS. (...). REGIME PRISIONAL MAIS GRAVOSO. CIRCUNSTÂNCIAS JUDICIAIS NEGATIVAS. POSSIBILIDADE. PRECEDENTES. CONSTRANGIMENTO ILEGAL NÃO EVIDENCIADO. (...). 3. A presença de circunstância judicial desfavorável e o quantum da pena superior a 4 anos justificam a fixação do regime inicial fechado, nos termos do art. 33 c/c o art. 59, ambos do Código Penal (AgRg no HC n. 525.512/SP, Ministro Joel Ilan Paciornik, Quinta Turma, DJe 17/9/2019). 4. Agravo regimental improvido. (AgRg no HC 556.858/SP, Rel. Ministro SEBASTIÃO REIS JÚNIOR, SEXTA TURMA, julgado em 26/05/2020, DJe 04/06/2020).</text:p>
      <text:p text:style-name="P3">PENAL. AGRAVO REGIMENTAL NO HABEAS CORPUS. (...).  REGIME INICIAL FECHADO. CIRCUNSTÂNCIAS JUDICIAIS DESFAVORÁVEIS. QUANTUM DE PENA APLICADO. ESTABELECIMENTO DO MODO MAIS GRAVOSO JUSTIFICADO. AGRAVO REGIMENTAL DESPROVIDO. (...). VII - Regime inicial fechado. A jurisprudência do STJ é iterativa no sentido de que, ainda que o condenado seja primário e o quantum de pena aplicada seja superior a 04 (quatro) anos e não exceda a 08 (oito) anos, justifica-se o regime inicial fechado, quando presente circunstâncias judiciais desfavoráveis. Desta feita, a despeito da menção ao art. 2º, § 1º, da Lei n. 8.072/1990, observa-se que a pena-base não foi fixada no mínimo legal e o quantum de pena aplicado - 5 (cinco) anos, 6 (seis) meses e 20 (vinte) dias de reclusão - são circunstâncias que autorizam a fixação do regime inicial fechado, conforme iterativa jurisprudência do STJ. Agravo regimental desprovido. (AgRg no HC 536.985/SP, Rel. Ministro LEOPOLDO DE ARRUDA RAPOSO (DESEMBARGADOR CONVOCADO DO TJ/PE), QUINTA TURMA, julgado em 11/02/2020, DJe 19/02/2020).</text:p>
      <text:p text:style-name="P1">Noutro pórtico, conquanto seja da competência do juiz da execução aplicar aos casos julgados a lei posterior que de qualquer modo favorecer o condenado, nos termos do art. 66, I, da Lei de Execução Penal, <text:span text:style-name="T1">in casu</text:span>, a modificação do regime inicial de cumprimento da pena, sem observar as circunstancias judiciais para sua concessão, constitui afronta à coisa julgada.</text:p>
      <text:p text:style-name="P1"><text:soft-page-break/>Nesse sentido, o julgado do STJ:</text:p>
      <text:p text:style-name="P4">PROCESSUAL PENAL. HABEAS CORPUS. ESTUPRO. CUMPRIMENTO DA PENA NO REGIME INICIAL FECHADO. PEDIDO DE PROGRESSÃO DEFERIDO PELO JUÍZO DA EXECUÇÃO. REFORMA DA DECISÃO PELO TRIBUNAL A QUO EM SEDE DE AGRAVO POR AUSÊNCIA DOS REQUISITOS SUBJETIVOS. CONSTRANGIMENTO ILEGAL INEXISTENTE. ORDEM DENEGADA. 1. Fixado na sentença o regime inicial fechado para cumprimento de pena privativa de liberdade pela prática de crime hediondo, e mantido pelo Tribunal a quo por ausência de recurso da acusação, não cabe modificação durante a execução criminal sob pena de violação à coisa julgada. 2. A reforma pelo Tribunal a quo, em sede de agravo, da decisão proferida pelo Juízo das Execuções, que defere pedido de progressão, por entender ausente requisito subjetivo, não maltrata a coisa julgada. 3. Não há falar em constrangimento ilegal quando mantido na fase da execução criminal o regime inicial fechado fixado na sentença transitada em julgado. 4. Ordem denegada. (46202 SP 2005/0122586-2, Relator: Ministro ARNALDO ESTEVES LIMA, Data de Julgamento: 06/02/2006, T5 - QUINTA TURMA, Data de Publicação: DJ 24.04.2006 p. 425)</text:p>
      <text:p text:style-name="P1">Isto posto, indefiro o pedido da defesa.</text:p>
      <text:p text:style-name="P2">P.R.I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5T14:32:07.183000000</meta:creation-date>
    <dc:date>2022-03-07T07:22:26.007000000</dc:date>
    <meta:editing-duration>P1DT16H39M39S</meta:editing-duration>
    <meta:editing-cycles>1</meta:editing-cycles>
    <meta:document-statistic meta:table-count="0" meta:image-count="0" meta:object-count="0" meta:page-count="2" meta:paragraph-count="14" meta:word-count="722" meta:character-count="4694" meta:non-whitespace-character-count="3984"/>
    <meta:generator>LibreOffice/5.3.1.2$Windows_X86_64 LibreOffice_project/e80a0e0fd1875e1696614d24c32df0f95f03deb2</meta:generator>
  </office:meta>
</office:document-meta>
</file>